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6E0000016DE1DBB41ECF81339D.png" manifest:media-type="image/png"/>
  <manifest:file-entry manifest:full-path="Pictures/10000000000001930000008DC426AA088F6E2595.png" manifest:media-type="image/png"/>
  <manifest:file-entry manifest:full-path="Pictures/10000000000000B30000009066F485ED90832FC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</text:span><text:span text:style-name="T1"><text:line-break/></text:span><text:span text:style-name="T1"><text:line-break/></text:span><text:span text:style-name="T1">《》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4</text:span><text:span text:style-name="T3">月</text:span><text:span text:style-name="T3">9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draw:style-name="gr5" draw:text-style-name="P7" draw:layer="layout" svg:width="7.4cm" svg:height="5.952cm" svg:x="17.2cm" svg:y="4.648cm">
          <draw:image xlink:href="Pictures/10000000000000B30000009066F485ED90832FC3.png" xlink:type="simple" xlink:show="embed" xlink:actuate="onLoad">
            <text:p/>
          </draw:image>
        </draw:frame>
        <draw:frame draw:style-name="gr5" draw:text-style-name="P7" draw:layer="layout" svg:width="13.294cm" svg:height="13.257cm" svg:x="1.516cm" svg:y="5.143cm">
          <draw:image xlink:href="Pictures/100000000000016E0000016DE1DBB41ECF81339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5-07T14:54:07.566000000</dc:date>
    <meta:editing-duration>P2DT7H47M40S</meta:editing-duration>
    <meta:editing-cycles>460</meta:editing-cycles>
    <meta:generator>LibreOffice/5.1.0.3$Windows_x86 LibreOffice_project/5e3e00a007d9b3b6efb6797a8b8e57b51ab1f737</meta:generator>
    <meta:document-statistic meta:object-count="50"/>
  </office:meta>
</office:document-meta>
</file>